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75cm" fo:min-width="8.0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6.6cm" fo:min-width="8.0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-color="#ffffff"/>
      <style:paragraph-properties fo:text-align="start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55cm" svg:height="2cm" svg:x="4.5cm" svg:y="3cm">
          <text:p text:style-name="P1">Lamp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8.55cm" svg:height="6.85cm" svg:x="4.5cm" svg:y="5cm">
          <text:p text:style-name="P3">Lamp()</text:p>
          <text:p text:style-name="P3">&lt;&lt;get&gt;&gt;On:bool</text:p>
          <text:p text:style-name="P4">&lt;&lt;get,set&gt;&gt;Intensity:double</text:p>
          <text:p text:style-name="P4">SwitchOn()</text:p>
          <text:p text:style-name="P3">SwitchOff()</text:p>
          <text:p text:style-name="P3">Dim()</text:p>
          <text:p text:style-name="P3">Brighten()</text:p>
          <text:p text:style-name="P3">AsString():string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8-27T17:18:42</meta:creation-date>
    <dc:date>2021-03-12T23:38:13.881074305</dc:date>
    <meta:editing-duration>PT1H51M56S</meta:editing-duration>
    <meta:editing-cycles>10</meta:editing-cycles>
    <meta:generator>LibreOffice/6.4.6.2$Linux_X86_64 LibreOffice_project/40$Build-2</meta:generator>
    <meta:document-statistic meta:object-count="2"/>
  </office:meta>
</office:document-meta>
</file>